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800" officeooo:paragraph-rsid="000c2800"/>
    </style:style>
    <style:style style:name="P2" style:family="paragraph" style:parent-style-name="Standard">
      <style:text-properties officeooo:rsid="000d58ad" officeooo:paragraph-rsid="000d58ad"/>
    </style:style>
    <style:style style:name="P3" style:family="paragraph" style:parent-style-name="Standard">
      <style:text-properties officeooo:rsid="000d9e93" officeooo:paragraph-rsid="000d9e93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5e8d25" officeooo:paragraph-rsid="000d9e9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716aac" officeooo:paragraph-rsid="000d9e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77e766" officeooo:paragraph-rsid="000e91c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802ec9" officeooo:paragraph-rsid="000e91c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83fee7" officeooo:paragraph-rsid="000e91c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8131de" officeooo:paragraph-rsid="000e91c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856c0a" officeooo:paragraph-rsid="000e91c0" style:font-weight-asian="normal" style:font-weight-complex="normal"/>
    </style:style>
    <style:style style:name="T1" style:family="text">
      <style:text-properties officeooo:rsid="0083f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hat I have to do (according to all meeting minutes):</text:p>
      <text:p text:style-name="P1"/>
      <text:p text:style-name="P2">Website (get up and running)</text:p>
      <text:p text:style-name="P2">Process power data on Microporcessor, send it to Database.</text:p>
      <text:p text:style-name="P2">Get a good system-level design</text:p>
      <text:p text:style-name="P2">Get a good idea of the constraints</text:p>
      <text:p text:style-name="P2">Review how multiplexers work, both analog and digital</text:p>
      <text:p text:style-name="P2">Review Petersen’s CMPE121/L notebook.</text:p>
      <text:p text:style-name="P2">Research how A/D pins in microcontrollers work, and find some representative datasheets.</text:p>
      <text:p text:style-name="P2">Organize Engineering Binder into App Notes, Datasheets, and Components.</text:p>
      <text:p text:style-name="P2">Get documentation in order.</text:p>
      <text:p text:style-name="P2">Write a system-level diagram such that I can explain how it works to Petersen.</text:p>
      <text:p text:style-name="P2">Justify a 64-input multiplexer.</text:p>
      <text:p text:style-name="P2">Find analog multiplexers from the internet, and download them.</text:p>
      <text:p text:style-name="P3">Fully characterize the system.</text:p>
      <text:p text:style-name="P3">Reserach the serial bus.</text:p>
      <text:p text:style-name="P3">Pin down what sensors there are, what resolution they require and the minimum sample rate.</text:p>
      <text:p text:style-name="P3">Learn how the 1-wire interface works</text:p>
      <text:p text:style-name="P3">Learn how the I2C interface works.</text:p>
      <text:p text:style-name="P3">Justify having those particular sensors that we chose.</text:p>
      <text:p text:style-name="P3">Start with each temperature.</text:p>
      <text:p text:style-name="P3">Compare sensors. Understand each sensor.</text:p>
      <text:p text:style-name="P3">Have a candidate webform written up.</text:p>
      <text:p text:style-name="P3">Justify using a Raspberry Pi.</text:p>
      <text:p text:style-name="P3">Have a list of things the Arduino needs to do.</text:p>
      <text:p text:style-name="P3">Creat a block diagram of the Arduino’s necessary capabilities.</text:p>
      <text:p text:style-name="P3">Decide if the Arduino is suitable.</text:p>
      <text:p text:style-name="P3">Create a criteria matrix.</text:p>
      <text:p text:style-name="P3">Have a tradeoff study, power budget.</text:p>
      <text:p text:style-name="P3">Compare processors.</text:p>
      <text:p text:style-name="P3">Clean up block diagram.</text:p>
      <text:p text:style-name="P3">Look into buck regulators that come with a PWM signal generator.</text:p>
      <text:p text:style-name="P3">Read Petersen’s app notes.</text:p>
      <text:p text:style-name="P3">Pull together a specification document.</text:p>
      <text:p text:style-name="P3">Put it in a design notebook.</text:p>
      <text:p text:style-name="P3">Characterize solar panels.</text:p>
      <text:p text:style-name="P3">Confirm Dimensions of Greenhouse</text:p>
      <text:p text:style-name="P3">Do we need a fan?</text:p>
      <text:p text:style-name="P3">Plug in lights?</text:p>
      <text:p text:style-name="P3">Can we plug in an AC inverter into the greenhouse?</text:p>
      <text:p text:style-name="P3">How much power are we generating and consuming?</text:p>
      <text:p text:style-name="P3">Confirm Battery Capacity with a datasheet.</text:p>
      <text:p text:style-name="P4">- Confirm wiring of solar panels</text:p>
      <text:p text:style-name="P4">- Take dimensions of solar panels</text:p>
      <text:p text:style-name="P4">- Identify Mystery Box</text:p>
      <text:p text:style-name="P4">- Figure out how to measure temperature (ask Tela first)</text:p>
      <text:p text:style-name="P4">- Confirm ventilation with Tela</text:p>
      <text:p text:style-name="P4">- Identify specifications for performance.</text:p>
      <text:p text:style-name="P4">- Determine Batery capacity for enclosure.</text:p>
      <text:p text:style-name="P4"><text:soft-page-break/>- How is the power distributed from the batteries? I still don’t know.</text:p>
      <text:p text:style-name="P4">- Solar panels: wiring.</text:p>
      <text:p text:style-name="P4"><text:tab/>Then: determine from a single string. Wire 2 strings: 88V.</text:p>
      <text:p text:style-name="P4">- Output from solar panels, verify that it’s appropriate for the Tristar MPPT.</text:p>
      <text:p text:style-name="P3">Measure physical volume of the batteries.</text:p>
      <text:p text:style-name="P5">Figure out how RS-232 protocol talks to CAN bus.</text:p>
      <text:p text:style-name="P6">Block diagrams need improving</text:p>
      <text:p text:style-name="P6">See if it’s possible to program PC to read from BMS using python code.</text:p>
      <text:p text:style-name="P7">Discuss the scope and deliverables of the project</text:p>
      <text:p text:style-name="P7">- Do we need a website? Review website.</text:p>
      <text:p text:style-name="P7">- Do we need a sensor uC? Sensors? Review sensor lists. Tela email and uC. 1/25/2019</text:p>
      <text:p text:style-name="P7"><text:tab/><text:tab/>→ Heaters, coolers, lights, AC outlet, water pump, air pump.</text:p>
      <text:p text:style-name="P7">- Review Battery monitoring scheme.</text:p>
      <text:p text:style-name="P7">- Review Tristar monitoring scheme.</text:p>
      <text:p text:style-name="P7">- Does the block diagram have everything?</text:p>
      <text:p text:style-name="P7"><text:tab/>Review completeness of Block Diagram Rev 1.2 dated 5/24/2019</text:p>
      <text:p text:style-name="P9">Add another temperature sensor.</text:p>
      <text:p text:style-name="P9"><text:line-break/>Independent temperature sensors independent of the student sensors.</text:p>
      <text:p text:style-name="P9"/>
      <text:p text:style-name="P9">- Light</text:p>
      <text:p text:style-name="P9">- <text:span text:style-name="T1">Temperature</text:span></text:p>
      <text:p text:style-name="P9">- <text:span text:style-name="T1">Humidity</text:span></text:p>
      <text:p text:style-name="P8">( the state of the greenhouse)</text:p>
      <text:p text:style-name="P8"/>
      <text:p text:style-name="P10">External sensors must have: </text:p>
      <text:p text:style-name="P10"><text:tab/>-acceptable range</text:p>
      <text:p text:style-name="P10"><text:tab/>-acceptable sensitivity</text:p>
      <text:p text:style-name="P10">How will I proceed with my new design?</text:p>
      <text:p text:style-name="P10"/>
      <text:p text:style-name="P10">Design a system to monitor the state of the greenhouse. Review the design with Tela.</text:p>
      <text:p text:style-name="P10">Propose a system to Tela. After you have a complete system.</text:p>
      <text:p text:style-name="P10">Use Capture to design a set of engineering schematics.</text:p>
      <text:p text:style-name="P10"/>
      <text:p text:style-name="P10">Create multiple sheets that show interconnections.</text:p>
      <text:p text:style-name="P10"/>
      <text:p text:style-name="P10">Do this in Capture. It becomes a working diagram.</text:p>
      <text:p text:style-name="P10">Use engineering schematics to create a wiring diagram. </text:p>
      <text:p text:style-name="P10">Wiring diagrams are for non-engineers to connect things togeth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1:54.804000000</meta:creation-date>
    <dc:date>2019-07-19T09:11:35.421000000</dc:date>
    <meta:editing-duration>P1DT20H31S</meta:editing-duration>
    <meta:editing-cycles>4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81" meta:word-count="560" meta:character-count="3455" meta:non-whitespace-character-count="2966"/>
  </office:meta>
</office:document-meta>
</file>